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BB05E8C961.jpg" manifest:media-type="image/jpeg"/>
  <manifest:file-entry manifest:full-path="Pictures/10000000000000E000000094FE9BADA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dee6ef" draw:textarea-horizontal-align="justify" draw:textarea-vertical-align="middle" draw:auto-grow-height="false" fo:min-height="1.478cm" fo:min-width="4.911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478cm" fo:min-width="3.35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afd095" draw:textarea-horizontal-align="justify" draw:textarea-vertical-align="middle" draw:auto-grow-height="false" fo:min-height="1.478cm" fo:min-width="3.641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afd095" draw:textarea-horizontal-align="justify" draw:textarea-vertical-align="middle" draw:auto-grow-height="false" fo:min-height="1.478cm" fo:min-width="3.323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032cm" svg:x="6.397cm" svg:y="6.715cm">
          <text:p text:style-name="P1">State Depository</text:p>
          <text:p text:style-name="P1">Plat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154cm" svg:height="2.032cm" svg:x="1cm" svg:y="10.842cm">
          <text:p text:style-name="P1">Gold</text:p>
          <text:p text:style-name="P1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445cm" svg:height="2.032cm" svg:x="7.032cm" svg:y="10.842cm">
          <text:p text:style-name="P1">State</text:p>
          <text:p text:style-name="P1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127cm" svg:height="2.032cm" svg:x="13.7cm" svg:y="10.842cm">
          <text:p text:style-name="P1">Other </text:p>
          <text:p text:style-name="P1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9.254cm" svg:y1="8.747cm" svg:x2="3.077cm" svg:y2="10.842cm" draw:start-shape="id1" draw:start-glue-point="2" draw:end-shape="id2" draw:end-glue-point="0" svg:d="M9254 8747c0 1572-6177 525-6177 2095" svg:viewBox="0 0 6178 2096">
          <text:p/>
        </draw:connector>
        <draw:connector draw:style-name="gr5" draw:text-style-name="P5" draw:layer="layout" draw:type="curve" svg:x1="9.254cm" svg:y1="8.747cm" svg:x2="9.254cm" svg:y2="10.842cm" draw:start-shape="id1" draw:start-glue-point="2" draw:end-shape="id3" draw:end-glue-point="0" svg:d="M9254 8747v2095" svg:viewBox="0 0 1 2096">
          <text:p/>
        </draw:connector>
        <draw:connector draw:style-name="gr5" draw:text-style-name="P5" draw:layer="layout" draw:type="curve" svg:x1="9.254cm" svg:y1="8.747cm" svg:x2="15.763cm" svg:y2="10.842cm" draw:start-shape="id1" draw:start-glue-point="2" draw:end-shape="id4" draw:end-glue-point="0" svg:d="M9254 8747c0 1572 6509 525 6509 2095" svg:viewBox="0 0 6510 2096">
          <text:p/>
        </draw:connector>
        <draw:frame draw:style-name="gr6" draw:text-style-name="P5" xml:id="id5" draw:id="id5" draw:layer="layout" svg:width="4.288cm" svg:height="2.771cm" svg:x="10.682cm" svg:y="2.587cm">
          <draw:image xlink:href="Pictures/10000000000000E000000094FE9BADA7.jpg" xlink:type="simple" xlink:show="embed" xlink:actuate="onLoad" draw:mime-type="image/jpeg">
            <text:p/>
          </draw:image>
        </draw:frame>
        <draw:connector draw:style-name="gr5" draw:text-style-name="P5" draw:layer="layout" draw:type="curve" svg:x1="9.254cm" svg:y1="6.715cm" svg:x2="12.826cm" svg:y2="5.358cm" draw:start-shape="id1" draw:start-glue-point="0" draw:end-shape="id5" draw:end-glue-point="2" svg:d="M9254 6715c0-1057 3572-379 3572-1357" svg:viewBox="0 0 3573 1358">
          <text:p/>
        </draw:connector>
        <draw:frame draw:style-name="gr6" draw:text-style-name="P5" xml:id="id6" draw:id="id6" draw:layer="layout" svg:width="3cm" svg:height="2.903cm" svg:x="4.35cm" svg:y="2.542cm">
          <draw:image xlink:href="Pictures/10000000000000BD000000BB05E8C961.jpg" xlink:type="simple" xlink:show="embed" xlink:actuate="onLoad" draw:mime-type="image/jpeg">
            <text:p/>
          </draw:image>
        </draw:frame>
        <draw:connector draw:style-name="gr5" draw:text-style-name="P5" draw:layer="layout" draw:type="curve" svg:x1="9.254cm" svg:y1="6.715cm" svg:x2="5.85cm" svg:y2="5.445cm" draw:start-shape="id1" draw:start-glue-point="0" draw:end-shape="id6" draw:end-glue-point="2" svg:d="M9254 6715c0-991-3404-357-3404-1270" svg:viewBox="0 0 3405 1271">
          <text:p/>
        </draw:connector>
        <draw:frame draw:style-name="gr7" draw:text-style-name="P6" draw:layer="layout" svg:width="2.269cm" svg:height="1.673cm" svg:x="1.952cm" svg:y="3.137cm">
          <draw:text-box>
            <text:p>Dollar</text:p>
            <text:p>Token</text:p>
          </draw:text-box>
        </draw:frame>
        <draw:frame draw:style-name="gr7" draw:text-style-name="P6" draw:layer="layout" svg:width="2.269cm" svg:height="1.673cm" svg:x="14.652cm" svg:y="3.222cm">
          <draw:text-box>
            <text:p>Gold</text:p>
            <text:p>Toke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3:40:43.098727958</meta:creation-date>
    <dc:date>2024-12-21T15:29:01.613568376</dc:date>
    <meta:editing-duration>PT21M53S</meta:editing-duration>
    <meta:editing-cycles>7</meta:editing-cycles>
    <meta:generator>LibreOffice/24.8.3.2$Linux_X86_64 LibreOffice_project/e14c9fdd1f585efcbb2c5363087a99d20928d522</meta:generator>
    <meta:document-statistic meta:object-count="13"/>
  </office:meta>
</office:document-meta>
</file>